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ff0000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0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text-properties fo:color="#000000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Standard">
      <style:text-properties fo:color="#f10d0c"/>
    </style:style>
    <style:style style:name="P11" style:family="paragraph" style:parent-style-name="Standard" style:list-style-name="WWNum3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000000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4">
      <style:paragraph-properties fo:margin-left="0.5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27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text-indent="-0.25in" style:auto-text-indent="false"/>
      <style:text-properties officeooo:paragraph-rsid="001e203a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3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0">
      <style:paragraph-properties fo:margin-left="0.5in" fo:margin-right="0in" fo:text-indent="-0.25in" style:auto-text-indent="false"/>
      <style:text-properties fo:color="#f10d0c"/>
    </style:style>
    <style:style style:name="P35" style:family="paragraph" style:parent-style-name="Standard" style:list-style-name="WWNum2">
      <style:paragraph-properties fo:margin-left="0.5in" fo:margin-right="0in" fo:text-indent="-0.25in" style:auto-text-indent="false"/>
      <style:text-properties fo:color="#f10d0c"/>
    </style:style>
    <style:style style:name="P36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f10d0c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4" style:family="paragraph" style:parent-style-name="Standard" style:list-style-name="WWNum12">
      <style:paragraph-properties fo:margin-left="1in" fo:margin-right="0in" fo:margin-top="0in" fo:margin-bottom="0in" loext:contextual-spacing="false" fo:line-height="100%" fo:text-indent="-0.25in" style:auto-text-indent="false"/>
      <style:text-properties fo:color="#000000"/>
    </style:style>
    <style:style style:name="P4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8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  <style:text-properties fo:color="#c9211e"/>
    </style:style>
    <style:style style:name="P49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000000"/>
    </style:style>
    <style:style style:name="P50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  <style:text-properties fo:color="#f10d0c"/>
    </style:style>
    <style:style style:name="P52" style:family="paragraph" style:parent-style-name="Standard" style:list-style-name="WWNum1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6">
      <style:paragraph-properties fo:margin-left="1in" fo:margin-right="0in" fo:margin-top="0.1665in" fo:margin-bottom="0in" loext:contextual-spacing="false" fo:line-height="100%" fo:text-indent="-0.25in" style:auto-text-indent="false"/>
      <style:text-properties fo:color="#f10d0c"/>
    </style:style>
    <style:style style:name="P54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fo:color="#c9211e"/>
    </style:style>
    <style:style style:name="P55" style:family="paragraph" style:parent-style-name="Standard">
      <style:paragraph-properties fo:margin-left="1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6" style:family="paragraph" style:parent-style-name="Standard">
      <style:paragraph-properties fo:margin-left="1.5in" fo:margin-right="0in" fo:margin-top="0in" fo:margin-bottom="0in" loext:contextual-spacing="false" fo:line-height="100%" fo:text-indent="0.5in" style:auto-text-indent="false"/>
      <style:text-properties fo:color="#c9211e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color="#c9211e"/>
    </style:style>
    <style:style style:name="P58" style:family="paragraph" style:parent-style-name="Standard">
      <style:paragraph-properties fo:margin-left="0.5in" fo:margin-right="0in" fo:text-indent="0in" style:auto-text-indent="false"/>
      <style:text-properties fo:color="#f10d0c"/>
    </style:style>
    <style:style style:name="T1" style:family="text">
      <style:text-properties fo:color="#000000"/>
    </style:style>
    <style:style style:name="T2" style:family="text">
      <style:text-properties fo:color="#f10d0c"/>
    </style:style>
    <style:style style:name="T3" style:family="text">
      <style:text-properties fo:color="#f10d0c" officeooo:rsid="001e203a"/>
    </style:style>
    <style:style style:name="T4" style:family="text">
      <style:text-properties officeooo:rsid="0018ddd4"/>
    </style:style>
    <style:style style:name="T5" style:family="text">
      <style:text-properties fo:color="#c9211e"/>
    </style:style>
    <style:style style:name="T6" style:family="text">
      <style:text-properties officeooo:rsid="00190a48"/>
    </style:style>
    <style:style style:name="T7" style:family="text">
      <style:text-properties officeooo:rsid="001c8d9d"/>
    </style:style>
    <style:style style:name="T8" style:family="text">
      <style:text-properties officeooo:rsid="001e203a"/>
    </style:style>
    <style:style style:name="T9" style:family="text">
      <style:text-properties officeooo:rsid="001f61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7082 Practice Midterm Exam</text:p>
      <text:list xml:id="list1452289846" text:style-name="WWNum3">
        <text:list-item>
          <text:p text:style-name="P11">In the Digital Signature Scheme discussed in Lectures specify the format of the input and outputs of each function and the number of bits required for each.</text:p>
        </text:list-item>
      </text:list>
      <text:p text:style-name="P54">Generate_keys:</text:p>
      <text:p text:style-name="P55">Inputs = secret_size (512 bits), large_safe_prime (512 bits), generator</text:p>
      <text:p text:style-name="P55">Outputs = secret_key (512), public_key (256)</text:p>
      <text:p text:style-name="P54">Sign:</text:p>
      <text:p text:style-name="P54"><text:tab/>Inputs = secret_key (512), message, large_safe_prime (512), generator</text:p>
      <text:p text:style-name="P54"><text:tab/>Outputs = signature (256 bits) computed with:</text:p>
      <text:p text:style-name="P56">(gen ^ ((msg - sk) % (prime - 1))) % prime</text:p>
      <text:p text:style-name="P57"><text:tab/><text:tab/>Verify:</text:p>
      <text:p text:style-name="P57"><text:tab/><text:tab/><text:tab/>Inputs = sig (256), pubkey (256), msg, generator, prime (512)</text:p>
      <text:p text:style-name="P57"><text:tab/><text:tab/><text:tab/>Outputs = true if <text:s text:c="2"/>(sig*pk) % prime == g ^ msg % p, false otherwise</text:p>
      <text:p text:style-name="P2"/>
      <text:list xml:id="list80640856059028" text:continue-numbering="true" text:style-name="WWNum3">
        <text:list-item>
          <text:p text:style-name="P12">Which of the following statements are true about the Digital Signature scheme based on Discrete Logarithm as discussed in Lectures ?</text:p>
          <text:list>
            <text:list-item>
              <text:p text:style-name="P47">The scheme is determined based on a choice of a multiplicative group of integers modulo a prime number and a generating element in the group.</text:p>
            </text:list-item>
            <text:list-item>
              <text:p text:style-name="P47">The signing requires the fast computing of exponentials of the generating element - g to the power x, for an arbitrary value x.</text:p>
            </text:list-item>
            <text:list-item>
              <text:p text:style-name="P47">The both signing and verifying requires the fast computing of division and remainder of pairs of large integers.</text:p>
            </text:list-item>
            <text:list-item>
              <text:p text:style-name="P42">The signing algorithm requires the fast computing of square roots of large integers. <text:span text:style-name="T4">NO</text:span></text:p>
            </text:list-item>
            <text:list-item>
              <text:p text:style-name="P42"><text:span text:style-name="T5">The signing algorithm requires fast and secure random number generation.</text:span></text:p>
            </text:list-item>
            <text:list-item>
              <text:p text:style-name="P49">Verifying a digital signature requires both the <text:span text:style-name="T5">public</text:span> and secret keys. <text:span text:style-name="T6">NO</text:span></text:p>
            </text:list-item>
          </text:list>
        </text:list-item>
        <text:list-item>
          <text:p text:style-name="P16">Which of the following statements are true of the SHA-256 hash function?</text:p>
        </text:list-item>
      </text:list>
      <text:list xml:id="list678456992" text:style-name="WWNum15">
        <text:list-item>
          <text:p text:style-name="P43">There is a proof that there is no fast way to find hash collisions.</text:p>
        </text:list-item>
        <text:list-item>
          <text:p text:style-name="P48">No collisions have ever been publicly found.</text:p>
        </text:list-item>
        <text:list-item>
          <text:p text:style-name="P43">There is a proof that there exist no hash collisions.</text:p>
        </text:list-item>
        <text:list-item>
          <text:p text:style-name="P43">There is a proof that there exists an unbounded number of hash collisions.</text:p>
        </text:list-item>
        <text:list-item>
          <text:p text:style-name="P48">There is evidence that collisions are hard to find.</text:p>
        </text:list-item>
        <text:list-item>
          <text:p text:style-name="P43">Collisions can be practically found using quantum computers.</text:p>
        </text:list-item>
      </text:list>
      <text:p text:style-name="P8"/>
      <text:p text:style-name="P8">4. Which of the following statements are true about Hash functions and their use in Digital Signatures and Blockchains?</text:p>
      <text:p text:style-name="P58">a. The type of hash function used can impact the security of the blockchain</text:p>
      <text:p text:style-name="P58">b. Hash functions are needed for encoding blockchain headers</text:p>
      <text:p text:style-name="P58">c. Hash functions are needed for encoding blockchain blockwide transaction trees. - <text:span text:style-name="T7">Merkle Trees</text:span></text:p>
      <text:p text:style-name="P6">d. Hash functions are needed for producing digital signature keys. -- genkeys()</text:p>
      <text:p text:style-name="P6">e. Hash functions are needed for verifying digital signatures of large documents, say 1 Gigabyte.</text:p>
      <text:p text:style-name="P6">f. Hash functions are needed for verifying digital signatures of small documents, say 100 bytes.</text:p>
      <text:p text:style-name="P8"><text:soft-page-break/></text:p>
      <text:p text:style-name="Standard"><text:span text:style-name="T1">5. Which of the following are t</text:span>rue about multiplicative groups of integers mod n?</text:p>
      <text:list xml:id="list2487363848" text:style-name="WWNum10">
        <text:list-item>
          <text:p text:style-name="P27">They can be formed by considering all integers modulo a chosen prime number. <text:span text:style-name="T8">Co-primes only</text:span></text:p>
        </text:list-item>
        <text:list-item>
          <text:p text:style-name="P34">Always have an identity element called 1.</text:p>
        </text:list-item>
        <text:list-item>
          <text:p text:style-name="P27"><text:span text:style-name="T2">Always have a single generating element</text:span> ?? <text:span text:style-name="T8">at least one</text:span></text:p>
        </text:list-item>
        <text:list-item>
          <text:p text:style-name="P27">Multiplication of two elements always produces another element in set.</text:p>
        </text:list-item>
        <text:list-item>
          <text:p text:style-name="P27">Can always be easily enumerated like an iterable</text:p>
        </text:list-item>
        <text:list-item>
          <text:p text:style-name="P34">Always have multiplicative inverses</text:p>
        </text:list-item>
      </text:list>
      <text:p text:style-name="Standard"/>
      <text:p text:style-name="Standard">6. In the Byzantine Generals Problem</text:p>
      <text:list xml:id="list298843631" text:style-name="WWNum5">
        <text:list-item>
          <text:p text:style-name="P28">What can a traitor general do assuming a Byzantine fault?</text:p>
        </text:list-item>
        <text:list-item>
          <text:p text:style-name="P29">How many traitor generals can there be and still guarantee a solution? </text:p>
        </text:list-item>
        <text:list-item>
          <text:p text:style-name="P29">How many traitor generals can there be and still guarantee a solution when communications are signed with digital signatures?</text:p>
        </text:list-item>
      </text:list>
      <text:p text:style-name="P5"/>
      <text:p text:style-name="Standard">7. In the K-out-of-N secret sharing scheme, based on polynomial interpolation, the size of each share (of the secret in # bits) will be ...</text:p>
      <text:list xml:id="list4145196803" text:style-name="WWNum2">
        <text:list-item>
          <text:p text:style-name="P30">N times the size of the secret key</text:p>
        </text:list-item>
        <text:list-item>
          <text:p text:style-name="P30">K times the size of the secret key</text:p>
        </text:list-item>
        <text:list-item>
          <text:p text:style-name="P30">1/K times the size of the secret key </text:p>
        </text:list-item>
        <text:list-item>
          <text:p text:style-name="P35">Equal to the size of the secret key</text:p>
        </text:list-item>
      </text:list>
      <text:p text:style-name="P3">8. <text:s/>Blockchains use hash pointers to algorithmically verify that the chain has not been modified. Which of the following types of modifications of a blockchain can efficiently be detected? You can assume that you hold a hash pointer to the latest block as an index into the chain of pointers. Choose all that apply.</text:p>
      <text:list xml:id="list1203285913" text:style-name="WWNum12">
        <text:list-item>
          <text:list>
            <text:list-item>
              <text:p text:style-name="P41">Detecting deletion of a block.</text:p>
            </text:list-item>
            <text:list-item>
              <text:p text:style-name="P41">Detecting the Insertion of one or more block into the chain.</text:p>
            </text:list-item>
            <text:list-item>
              <text:p text:style-name="P41">Detecting a Re-ordering of blocks\</text:p>
            </text:list-item>
            <text:list-item>
              <text:p text:style-name="P41">Detecting a modification of transaction data within a block.</text:p>
            </text:list-item>
            <text:list-item>
              <text:p text:style-name="P44">Detecting tampering with or any changing of the hash function used for different parts of the blockchain.</text:p>
            </text:list-item>
          </text:list>
        </text:list-item>
      </text:list>
      <text:p text:style-name="P10"/>
      <text:p text:style-name="P3">9. <text:s/>Assume that you generate numerous public keys for yourself all using hierarchical key generation. You use them online in a blockchain (e.g. BitCoin). Check all that apply.</text:p>
      <text:list xml:id="list2775201029" text:style-name="WWNum6">
        <text:list-item>
          <text:list>
            <text:list-item>
              <text:p text:style-name="P53">It is essential for security to have a good source of randomness for key generation.</text:p>
            </text:list-item>
            <text:list-item>
              <text:p text:style-name="P45">An adversary that deduces any of your secret keys may take control of all your identities.</text:p>
            </text:list-item>
            <text:list-item>
              <text:p text:style-name="P45"><text:span text:style-name="T2">Adversaries can not know all the identities belong to you even by analyzing your activity patterns.</text:span> <text:s/>??</text:p>
            </text:list-item>
            <text:list-item>
              <text:p text:style-name="P45">It is not possible to keep most of your secret keys off-line</text:p>
            </text:list-item>
            <text:list-item>
              <text:p text:style-name="P51">Hierarchical key generation is a successful solution to cold storage of secret keys.</text:p>
            </text:list-item>
          </text:list>
        </text:list-item>
      </text:list>
      <text:p text:style-name="Standard"><text:soft-page-break/></text:p>
      <text:p text:style-name="Standard">10. Which of these factors contribute to making distributed consensus a hard problem to solve?</text:p>
      <text:p text:style-name="P58">a. Peer Nodes in the network may crash</text:p>
      <text:p text:style-name="P58">b. Peer Nodes in the network may be malicious</text:p>
      <text:p text:style-name="P58">c. Peer Nodes in the network may be taken over by malware</text:p>
      <text:p text:style-name="P58">d. Encrypted messages may be intercepted and decrypted</text:p>
      <text:p text:style-name="P5">e. Verifying Digital signatures is</text:p>
      <text:p text:style-name="P5">computationally difficult</text:p>
      <text:p text:style-name="P58">f. In a distributed system there is no</text:p>
      <text:p text:style-name="P58">notion of a central clock.</text:p>
      <text:p text:style-name="Standard"/>
      <text:p text:style-name="Standard">11. Which of the following techniques help Bitcoin realize distributed consensus in practice</text:p>
      <text:p text:style-name="P5">a. Bitcoin relies on trust between Nodes</text:p>
      <text:p text:style-name="P58">b. Bitcoin relies on proof-of work computed by Nodes</text:p>
      <text:p text:style-name="P58">c. Bitcoin relies on financial incentives offered to Nodes</text:p>
      <text:p text:style-name="P58">d. In BitCoin only 51% of nodes have to eventually reach consensus</text:p>
      <text:p text:style-name="P5">e. The order of blocks doesn’t matter for consensus in BitCoin.</text:p>
      <text:p text:style-name="P5"/>
      <text:p text:style-name="P4">12. In a Peer-to-peer blockchain network what can a malicious node do?</text:p>
      <text:list xml:id="list20220745" text:style-name="WWNum13">
        <text:list-item>
          <text:p text:style-name="P31">Prevent a valid transaction from being validated</text:p>
        </text:list-item>
        <text:list-item>
          <text:p text:style-name="P31">Prevent a valid transaction from appearing on chain</text:p>
        </text:list-item>
        <text:list-item>
          <text:p text:style-name="P31">Prevent a valid transaction from gaining many confirmations</text:p>
        </text:list-item>
        <text:list-item>
          <text:p text:style-name="P31">Ignore the longest valid branch rule when proposing a new block</text:p>
        </text:list-item>
        <text:list-item>
          <text:p text:style-name="P31">Place encrypted messages into the blockchain</text:p>
        </text:list-item>
        <text:list-item>
          <text:p text:style-name="P31">Create valid transactions originating from someone else’s address </text:p>
        </text:list-item>
        <text:list-item>
          <text:p text:style-name="P31">Slowdown the network by creating spam transactions originating from someone else’s address</text:p>
        </text:list-item>
      </text:list>
      <text:p text:style-name="P4"/>
      <text:p text:style-name="P1">13. Proof-of-work algorithm is used to do which of the following...</text:p>
      <text:p text:style-name="P7"><text:span text:style-name="T2">a. Forces miners to compete in race for right to add blocks to the blockchai</text:span>n</text:p>
      <text:p text:style-name="P7">b. Mitigates the problem of Sybil attacks by making it impossible for one miner to pretend to be many different miners.</text:p>
      <text:p text:style-name="P7">c. Makes it impossible for miners to be anonymous</text:p>
      <text:p text:style-name="P7">d. Enables decisions in the network to be decided by nodes in proportion to their actual computing power</text:p>
      <text:p text:style-name="P3">14. <text:s/>Suppose that in the BitCoin network a block in a blockchain was found at time t. <text:s/>Which of the following statements are true?</text:p>
      <text:list xml:id="list683194391" text:style-name="WWNum8">
        <text:list-item>
          <text:p text:style-name="P32">There is probability more than 50% that next block appears by time t + 10 minutes</text:p>
        </text:list-item>
        <text:list-item>
          <text:p text:style-name="P33">The probability is less than 50% that next block appears by time t + 10 minutes.</text:p>
        </text:list-item>
        <text:list-item>
          <text:p text:style-name="P33">Roughly 80% of the time the next block will appear within t+15 minutes </text:p>
        </text:list-item>
        <text:list-item>
          <text:p text:style-name="P33">There is a very small, but significant probability that the next block will appear after t+30 minutes</text:p>
        </text:list-item>
        <text:list-item>
          <text:p text:style-name="P33">The time that the next block appears is only determined by the hashrate of the network and pure chance.</text:p>
        </text:list-item>
      </text:list>
      <text:p text:style-name="Standard"><text:soft-page-break/>15. A 51% attacker on the BitCoin network can potentially do which of the following.</text:p>
      <text:list xml:id="list3571259327" text:style-name="WWNum4">
        <text:list-item>
          <text:p text:style-name="P13">Spend and steal coins from an existing address</text:p>
        </text:list-item>
        <text:list-item>
          <text:p text:style-name="P24">Create double spend attacks</text:p>
        </text:list-item>
        <text:list-item>
          <text:p text:style-name="P17">Make mining unprofitable for goodnodes.</text:p>
        </text:list-item>
        <text:list-item>
          <text:p text:style-name="P17">Change the block reward in their favor</text:p>
        </text:list-item>
        <text:list-item>
          <text:p text:style-name="P17">Crash the rest of the entire network</text:p>
        </text:list-item>
        <text:list-item>
          <text:p text:style-name="P36">Filter or Suppress particular transactions from the block chain</text:p>
        </text:list-item>
      </text:list>
      <text:p text:style-name="Standard">16. <text:s/>Select all statements that are true.</text:p>
      <text:list xml:id="list887918154" text:style-name="WWNum1">
        <text:list-item>
          <text:p text:style-name="P14">51% attacks are difficult to launch because an adversary would need to control more than half of the active nodes on the Bitcoin network</text:p>
        </text:list-item>
        <text:list-item>
          <text:p text:style-name="P25">51% attacks are difficult to launch because an adversary would need to control more than half the current computing power or hashrate of the network</text:p>
        </text:list-item>
        <text:list-item>
          <text:p text:style-name="P18">51% attacks are difficult because IP addresses are difficult to forge</text:p>
        </text:list-item>
        <text:list-item>
          <text:p text:style-name="P18"><text:span text:style-name="T2">Proof-of-work is essential for preventing sybil attacks on the Bitcoin blockchai</text:span>n</text:p>
        </text:list-item>
        <text:list-item>
          <text:p text:style-name="P25">As a transaction gets buried deeper in the blockchain, it becomes less and less likely that it will ever be undone because the work required to make a longer alternate branch becomes more and more difficult</text:p>
        </text:list-item>
        <text:list-item>
          <text:p text:style-name="P37">As newer transaction with few recent confirmations is more secure that a transaction with more older confirmations.</text:p>
        </text:list-item>
      </text:list>
      <text:p text:style-name="Standard">17. <text:s/>In a typical valid BitCoin transaction one would see…</text:p>
      <text:list xml:id="list3108122176" text:style-name="WWNum9">
        <text:list-item>
          <text:p text:style-name="P22">One signature that covers multiple inputs</text:p>
        </text:list-item>
        <text:list-item>
          <text:p text:style-name="P26">One signature for each of the inputs</text:p>
        </text:list-item>
        <text:list-item>
          <text:p text:style-name="P19">One signature that covers all the outputs</text:p>
        </text:list-item>
        <text:list-item>
          <text:p text:style-name="P19">One signature for each of the outputs</text:p>
        </text:list-item>
        <text:list-item>
          <text:p text:style-name="P19">One signature for the transaction covering all inputs and outputs</text:p>
        </text:list-item>
        <text:list-item>
          <text:p text:style-name="P38">Typically there is no signature required for covering any inputs and outputs</text:p>
        </text:list-item>
      </text:list>
      <text:p text:style-name="Standard">18. <text:s/>Bitcoin’s scripting language supports instructions whose effect is:</text:p>
      <text:list xml:id="list3814690642" text:style-name="WWNum14">
        <text:list-item>
          <text:p text:style-name="P23">Looping</text:p>
        </text:list-item>
        <text:list-item>
          <text:p text:style-name="P20">Conditionals</text:p>
        </text:list-item>
        <text:list-item>
          <text:p text:style-name="P20">Signature verification</text:p>
        </text:list-item>
        <text:list-item>
          <text:p text:style-name="P20">Recursion</text:p>
        </text:list-item>
        <text:list-item>
          <text:p text:style-name="P20">Hashing</text:p>
        </text:list-item>
        <text:list-item>
          <text:p text:style-name="P39">Arithmetic</text:p>
        </text:list-item>
      </text:list>
      <text:p text:style-name="P3">19. <text:s/>BitCoin Blocks contain a (Merkle) tree of transactions instead of a flat list because: (check all that apply)</text:p>
      <text:p text:style-name="P7">a. It results in smaller block size</text:p>
      <text:p text:style-name="P7">b. It’s easier to insert into a tree then it</text:p>
      <text:p text:style-name="P7">is a list</text:p>
      <text:p text:style-name="P7">c. It enables efficiently proving that a</text:p>
      <text:p text:style-name="P7">transaction is included in a block</text:p>
      <text:p text:style-name="P7">d. It enables efficient pruning of spent</text:p>
      <text:p text:style-name="P7">transactions</text:p>
      <text:p text:style-name="P3"><text:soft-page-break/>20. If two conflicting, double spending transactions A → B and A → C are both broadcast almost simultaneously from different nodes, what determines which one will eventually end up in the block chain? (check all that apply)</text:p>
      <text:list xml:id="list1497042970" text:style-name="WWNum11">
        <text:list-item>
          <text:list>
            <text:list-item>
              <text:p text:style-name="P52">The transaction that reaches the majority of nodes first will win</text:p>
            </text:list-item>
            <text:list-item>
              <text:p text:style-name="P46">The transaction that was broadcast first will win</text:p>
            </text:list-item>
            <text:list-item>
              <text:p text:style-name="P46">The miner who finds the next block will likely resolve the tie by including one of the transactions in the block</text:p>
            </text:list-item>
            <text:list-item>
              <text:p text:style-name="P50">Each node has its own version of the block chain containing the transaction that it heard about first</text:p>
            </text:list-item>
          </text:list>
        </text:list-item>
      </text:list>
      <text:p text:style-name="P3">21. <text:s/>Which of the following statements are true about (Bitcoin) wallets?</text:p>
      <text:list xml:id="list3224667459" text:style-name="WWNum7">
        <text:list-item>
          <text:p text:style-name="P15">Wallets represent an identity-address that stores unspent bitcoins.</text:p>
        </text:list-item>
        <text:list-item>
          <text:p text:style-name="P21">Wallets have software that helps store an individual's Bitcoin addresses and keys</text:p>
        </text:list-item>
        <text:list-item>
          <text:p text:style-name="P21">Wallets contain mining software.</text:p>
        </text:list-item>
        <text:list-item>
          <text:p text:style-name="P21">Wallets are needed for online exchanges where people acquire bitcoins.</text:p>
        </text:list-item>
        <text:list-item>
          <text:p text:style-name="P40">Brain wallets need passwords and represent single points of failure.</text:p>
        </text:list-item>
      </text:list>
      <text:p text:style-name="Standard">22. <text:s/>Which of the following statements are true</text:p>
      <text:p text:style-name="Standard">about hot vs cold wallet storage? (check all that apply)</text:p>
      <text:p text:style-name="P5">a. Hot storage stores keys in a device without network access</text:p>
      <text:p text:style-name="P5">b. Cold storage stores keys in a device without network access</text:p>
      <text:p text:style-name="P5">c. It is not possible for Hot storage wallets to generate many cold storage addresses without contacting the cold storage</text:p>
      <text:p text:style-name="P5">d. Cold storage can store more bitcoins, more conveniently, than hot storage</text:p>
      <text:p text:style-name="P5">e. It is considered good practice to keep all secret keys in cold storage, offline, all the tim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1pt" style:text-underline-style="none" style:font-size-asian="11pt" style:font-size-complex="11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1pt" style:text-underline-style="none" style:font-size-asian="11pt" style:font-size-complex="11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fo:font-size="11pt" style:text-underline-style="none" style:font-size-asian="11pt" style:font-size-complex="11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fo:font-size="11pt" style:text-underline-style="none" style:font-size-asian="11pt" style:font-size-complex="11pt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0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MacOSX_X86_64 LibreOffice_project/98c6a8a1c6c7b144ce3cc729e34964b47ce25d62</meta:generator>
    <dc:date>2019-03-03T08:06:40.029489196</dc:date>
    <meta:editing-duration>PT1H6M52S</meta:editing-duration>
    <meta:editing-cycles>12</meta:editing-cycles>
    <meta:document-statistic meta:table-count="0" meta:image-count="0" meta:object-count="0" meta:page-count="5" meta:paragraph-count="149" meta:word-count="1797" meta:character-count="10354" meta:non-whitespace-character-count="8762"/>
  </office:meta>
</office:document-meta>
</file>